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officeooo:rsid="001de6f6" officeooo:paragraph-rsid="001de6f6"/>
    </style:style>
    <style:style style:name="P2" style:family="paragraph" style:parent-style-name="Standard">
      <style:paragraph-properties fo:line-height="150%" fo:text-align="center" style:justify-single-word="false"/>
      <style:text-properties fo:font-weight="bold" officeooo:rsid="001de6f6" officeooo:paragraph-rsid="001de6f6" style:font-weight-asian="bold" style:font-weight-complex="bold"/>
    </style:style>
    <style:style style:name="P3" style:family="paragraph" style:parent-style-name="Standard">
      <style:paragraph-properties fo:line-height="150%" fo:text-align="start" style:justify-single-word="false"/>
      <style:text-properties fo:font-weight="bold" officeooo:rsid="001e16a3" officeooo:paragraph-rsid="001e16a3" style:font-weight-asian="bold" style:font-weight-complex="bold"/>
    </style:style>
    <style:style style:name="P4" style:family="paragraph" style:parent-style-name="Standard">
      <style:paragraph-properties fo:line-height="150%" fo:text-align="start" style:justify-single-word="false"/>
      <style:text-properties fo:font-weight="bold" officeooo:rsid="001fe4d5" officeooo:paragraph-rsid="001fe4d5" style:font-weight-asian="bold" style:font-weight-complex="bold"/>
    </style:style>
    <style:style style:name="P5" style:family="paragraph" style:parent-style-name="Standard">
      <style:paragraph-properties fo:line-height="150%" fo:text-align="start" style:justify-single-word="false"/>
      <style:text-properties fo:font-weight="bold" officeooo:rsid="001fe4d5" officeooo:paragraph-rsid="00215503" style:font-weight-asian="bold" style:font-weight-complex="bold"/>
    </style:style>
    <style:style style:name="P6" style:family="paragraph" style:parent-style-name="Standard">
      <style:paragraph-properties fo:line-height="150%" fo:text-align="start" style:justify-single-word="false"/>
      <style:text-properties fo:font-weight="bold" officeooo:rsid="00215503" officeooo:paragraph-rsid="00215503" style:font-weight-asian="bold" style:font-weight-complex="bold"/>
    </style:style>
    <style:style style:name="P7" style:family="paragraph" style:parent-style-name="Standard">
      <style:paragraph-properties fo:line-height="150%" fo:text-align="center" style:justify-single-word="false"/>
      <style:text-properties fo:font-weight="bold" officeooo:rsid="00215503" officeooo:paragraph-rsid="00215503" style:font-weight-asian="bold" style:font-weight-complex="bold"/>
    </style:style>
    <style:style style:name="P8" style:family="paragraph" style:parent-style-name="Standard">
      <style:paragraph-properties fo:line-height="150%" fo:text-align="start" style:justify-single-word="false"/>
      <style:text-properties fo:font-weight="bold" officeooo:rsid="0022e3e6" officeooo:paragraph-rsid="0022e3e6" style:font-weight-asian="bold" style:font-weight-complex="bold"/>
    </style:style>
    <style:style style:name="P9" style:family="paragraph" style:parent-style-name="Standard">
      <style:paragraph-properties fo:line-height="150%" fo:text-align="start" style:justify-single-word="false"/>
      <style:text-properties fo:font-weight="bold" officeooo:rsid="0023097d" officeooo:paragraph-rsid="0023097d" style:font-weight-asian="bold" style:font-weight-complex="bold"/>
    </style:style>
    <style:style style:name="P10" style:family="paragraph" style:parent-style-name="Standard">
      <style:paragraph-properties fo:line-height="150%" fo:text-align="center" style:justify-single-word="false"/>
      <style:text-properties fo:font-weight="bold" officeooo:rsid="002774b2" officeooo:paragraph-rsid="002774b2" style:font-weight-asian="bold" style:font-weight-complex="bold"/>
    </style:style>
    <style:style style:name="P11" style:family="paragraph" style:parent-style-name="Standard">
      <style:paragraph-properties fo:line-height="150%" fo:text-align="start" style:justify-single-word="false"/>
      <style:text-properties fo:font-weight="bold" officeooo:rsid="002774b2" officeooo:paragraph-rsid="002774b2" style:font-weight-asian="bold" style:font-weight-complex="bold"/>
    </style:style>
    <style:style style:name="P12" style:family="paragraph" style:parent-style-name="Standard">
      <style:paragraph-properties fo:line-height="150%" fo:text-align="start" style:justify-single-word="false"/>
      <style:text-properties fo:font-weight="bold" officeooo:rsid="0028fcf9" officeooo:paragraph-rsid="0028fcf9" style:font-weight-asian="bold" style:font-weight-complex="bold"/>
    </style:style>
    <style:style style:name="P13" style:family="paragraph" style:parent-style-name="Standard">
      <style:paragraph-properties fo:line-height="150%"/>
      <style:text-properties officeooo:rsid="002774b2" officeooo:paragraph-rsid="002774b2"/>
    </style:style>
    <style:style style:name="P14" style:family="paragraph" style:parent-style-name="Standard">
      <style:paragraph-properties fo:line-height="150%"/>
      <style:text-properties officeooo:paragraph-rsid="0026b2bd"/>
    </style:style>
    <style:style style:name="P15" style:family="paragraph" style:parent-style-name="Standard">
      <style:paragraph-properties fo:line-height="150%" fo:text-align="start" style:justify-single-word="false" fo:padding="0.0291in" fo:border-left="none" fo:border-right="none" fo:border-top="none" fo:border-bottom="0.06pt solid #000000" style:join-border="false"/>
      <style:text-properties fo:font-weight="bold" officeooo:rsid="002774b2" officeooo:paragraph-rsid="002774b2" style:font-weight-asian="bold" style:font-weight-complex="bold"/>
    </style:style>
    <style:style style:name="P16" style:family="paragraph">
      <style:paragraph-properties fo:text-align="center"/>
    </style:style>
    <style:style style:name="P17"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fo:font-weight="normal" officeooo:rsid="001f5639" style:font-weight-asian="normal" style:font-weight-complex="normal"/>
    </style:style>
    <style:style style:name="T3" style:family="text">
      <style:text-properties fo:font-weight="normal" officeooo:rsid="001f7194" style:font-weight-asian="normal" style:font-weight-complex="normal"/>
    </style:style>
    <style:style style:name="T4" style:family="text">
      <style:text-properties fo:font-weight="normal" officeooo:rsid="0022a9f4" style:font-weight-asian="normal" style:font-weight-complex="normal"/>
    </style:style>
    <style:style style:name="T5" style:family="text">
      <style:text-properties fo:font-weight="normal" officeooo:rsid="0023097d"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23097d" style:font-style-asian="italic" style:font-weight-asian="normal" style:font-style-complex="italic" style:font-weight-complex="normal"/>
    </style:style>
    <style:style style:name="T9" style:family="text">
      <style:text-properties fo:font-style="italic" fo:font-weight="normal" officeooo:rsid="00262848"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3097d" style:font-style-asian="normal" style:font-weight-asian="normal" style:font-style-complex="normal" style:font-weight-complex="normal"/>
    </style:style>
    <style:style style:name="T13" style:family="text">
      <style:text-properties fo:font-style="normal" fo:font-weight="normal" officeooo:rsid="00262848" style:font-style-asian="normal" style:font-weight-asian="normal" style:font-style-complex="normal" style:font-weight-complex="normal"/>
    </style:style>
    <style:style style:name="T14" style:family="text">
      <style:text-properties fo:font-style="normal" fo:font-weight="normal" officeooo:rsid="0026b2bd" style:font-style-asian="normal" style:font-weight-asian="normal" style:font-style-complex="normal" style:font-weight-complex="normal"/>
    </style:style>
    <style:style style:name="T15" style:family="text">
      <style:text-properties fo:font-style="normal" fo:font-weight="normal" officeooo:rsid="00276d41" style:font-style-asian="normal" style:font-weight-asian="normal" style:font-style-complex="normal" style:font-weight-complex="normal"/>
    </style:style>
    <style:style style:name="T16" style:family="text">
      <style:text-properties fo:font-style="normal" fo:font-weight="normal" officeooo:rsid="00289665" style:font-style-asian="normal" style:font-weight-asian="normal"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05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e Sheppard</text:p>
      <text:p text:style-name="P1">CSC 358 </text:p>
      <text:p text:style-name="P1">Final Project Report</text:p>
      <text:p text:style-name="P1">Mar 14, 2016</text:p>
      <text:p text:style-name="P1"/>
      <text:p text:style-name="P1"/>
      <text:p text:style-name="P2">Unbeatable Tic-Tac-Toe in Lisp</text:p>
      <text:p text:style-name="P2"><text:span text:style-name="T1"/></text:p>
      <text:p text:style-name="P3"><text:span text:style-name="T1">My primary goal in this project was to use lisp and list processing to create an </text:span><text:span text:style-name="T2">AI</text:span><text:span text:style-name="T1"> program that perfectly plays Tic-Tac-Toe against a human player. That is, every game against this computer opponent will result in either a draw or a </text:span><text:span text:style-name="T3">loss</text:span><text:span text:style-name="T1"> for the player. </text:span><text:span text:style-name="T2">I set out to this in lisp, and to take advantage of lisp's built in list processing capabilities. To that end, I was successful. I have created a program that, thanks to the minimax algorithm, perfectly plays tic-tac-toe, and is unbeatable. The minimax algorithm accomplishes this by, for every turn, exploring every possible move and counter move until an end state is reached. That is, the program calculates the best move by “thinking ahead”, considering every possible move, and what a logical opponent would do to counter each of these moves. It follows this process multiple times to calculate the best move to make.</text:span></text:p>
      <text:p text:style-name="P3"><text:span text:style-name="T2"/></text:p>
      <text:p text:style-name="P4"><text:span text:style-name="T2">T</text:span><text:span text:style-name="T1">ic-Tac-Toe is a particularly good fit to showcase the minimax algorithm in lisp. Theoretically, this algorithm could be applied to a much more complex game, such as chess. However, the sheer number of possible moves and permutation of counters makes computation virtually impossible. In addition, you would likely want to differentiate the benefit of certain move and piece trades instead of simply victory and defeat states. However, in tic-tac-toe, there is a comparatively low bound of search for the algorithm; computing all possible moves can </text:span><text:span text:style-name="T4">be done </text:span><text:span text:style-name="T1">in essentially real-time. In addition, there are clear victory and loss states, with no element of subjectivity required. Therefore, it is quite feasible to create an AI program to play tic-tac-toe “perfectly”.</text:span></text:p>
      <text:p text:style-name="P4"><text:span text:style-name="T1"/></text:p>
      <text:p text:style-name="P5"><text:span text:style-name="T1">When outlining and proposing this project, I decided that I wanted to implement it using solely list processing and functional programming. I chose to go this route for a couple of reasons. First, I previously have had very little experience in this type of programming. Most of the classes that I have taken before were heavily focused on using object-oriented principles, with Java in particular. I thought it would be both interesting and educational for me to try to create the program in a very different way. </text:span></text:p>
      <text:p text:style-name="P5"><text:span text:style-name="T1"/></text:p>
      <text:p text:style-name="P5"><text:soft-page-break/><text:span text:style-name="T1">In addition, I saw list processing as a natural fit to represent the grid based board of the game, and this solution jumped out at me. To be fair, this conclusion early in the quarter may have transpired partly because I had been in the process of learning the fundamentals of lisp, and was excited to put them to practice. Looking back on the finished project, I can see that perhaps there are other ways of approaching the problem that I should have considered. For example, using a two-dimensional array to represent the board instead of a list of lists probably would have resulted in cleaner, conciser, and easier to read code. However, this revelation occurred far too late in development to consider a rework from the ground up. The program consists of many independent functions with no global variables or CLOS objects. </text:span><text:span text:style-name="T5">In addition, all code used in the project was written by me, no outside libraries or code was used.</text:span></text:p>
      <text:p text:style-name="P3"><text:span text:style-name="T2"/></text:p>
      <text:p text:style-name="P6"><text:span text:style-name="T2">A</text:span><text:span text:style-name="T1">s I stated above, the board state is represented in the program as a list of lists. A state is represented in the following format: ((1 0 1)(0 -1 0)(-1 0 0). Each list inside the state list represents a horizontal row of the board, from top to bottom. A mark of 1 represents the computer player's mark (X), a mark of -1 represents the human player's mark (O), and a zero represents no mark. For example, the state given above would be interpreted as follows: </text:span></text:p>
      <text:p text:style-name="P6"><text:span text:style-name="T1"/></text:p>
      <text:p text:style-name="P6"><text:span text:style-name="T1"/></text:p>
      <text:p text:style-name="P7"><text:span text:style-name="T1"/></text:p>
      <text:p text:style-name="P7"><draw:line text:anchor-type="paragraph" draw:z-index="0" draw:style-name="gr1" draw:text-style-name="P16" svg:x1="2.872in" svg:y1="0.5154in" svg:x2="4.2193in" svg:y2="0.5154in"><text:p/></draw:line><draw:line text:anchor-type="paragraph" draw:z-index="1" draw:style-name="gr1" draw:text-style-name="P16" svg:x1="2.9071in" svg:y1="1.0709in" svg:x2="4.178in" svg:y2="1.0709in"><text:p/></draw:line><draw:line text:anchor-type="paragraph" draw:z-index="2" draw:style-name="gr1" draw:text-style-name="P16" svg:x1="3.3583in" svg:y1="0.1752in" svg:x2="3.3583in" svg:y2="1.4181in"><text:p/></draw:line><draw:line text:anchor-type="paragraph" draw:z-index="3" draw:style-name="gr1" draw:text-style-name="P16" svg:x1="3.9346in" svg:y1="0.1126in" svg:x2="3.9417in" svg:y2="1.3697in"><text:p/></draw:line><draw:frame text:anchor-type="paragraph" draw:z-index="4" draw:style-name="gr2" draw:text-style-name="P17" svg:width="0.2921in" svg:height="0.2921in" svg:x="3.5319in" svg:y="0.6264in"><draw:text-box><text:p text:style-name="P16">O</text:p></draw:text-box></draw:frame><draw:frame text:anchor-type="paragraph" draw:z-index="5" draw:style-name="gr3" draw:text-style-name="P17" svg:width="0.2988in" svg:height="0.2362in" svg:x="2.9902in" svg:y="1.1819in"><draw:text-box><text:p text:style-name="P16">O</text:p></draw:text-box></draw:frame><draw:frame text:anchor-type="paragraph" draw:z-index="6" draw:style-name="gr4" draw:text-style-name="P17" svg:width="0.313in" svg:height="0.2504in" svg:x="2.9764in" svg:y="0.2098in"><draw:text-box><text:p text:style-name="P16">X</text:p></draw:text-box></draw:frame><draw:frame text:anchor-type="paragraph" draw:z-index="7" draw:style-name="gr5" draw:text-style-name="P17" svg:width="0.3059in" svg:height="0.3059in" svg:x="4.039in" svg:y="0.1819in"><draw:text-box><text:p text:style-name="P16">X</text:p></draw:text-box></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6"><text:span text:style-name="T1">Ideally however, the player will not need to be concerned with this representation, or even be aware of it. The </text:span><text:span text:style-name="T7">display-board</text:span><text:span text:style-name="T11"> function takes a state list as a parameter and outputs a visual representation similar to the above to the screen.</text:span></text:p>
      <text:p text:style-name="P6"><text:span text:style-name="T11"/></text:p>
      <text:p text:style-name="P8"><text:soft-page-break/><text:span text:style-name="T11">As far as functions that do the brunt of the work in the code, they fall into two main categories. I have a group of functions that check a board state to determine if there is a winner. These are used many, many times each time the computer decides on a move, as it is called on every possible board state and its successors to check the outcome to the game that each move would create. First, I have a general </text:span><text:span text:style-name="T7">check-winner</text:span><text:span text:style-name="T11"> function that calls the four functions </text:span><text:span text:style-name="T7">check-draw, check-winner-vertical, check-winner-horizontal, </text:span><text:span text:style-name="T11">and </text:span><text:span text:style-name="T7">check-winner-diag</text:span><text:span text:style-name="T11">. These four functions check for the possible ways a game could be ended. If none of them are true, </text:span><text:span text:style-name="T7">check-winner</text:span><text:span text:style-name="T11"> returns nil. If one of the four helper functions for </text:span><text:span text:style-name="T7">check-winner</text:span><text:span text:style-name="T11"> finds that the state is indeed an end state has been reached, </text:span><text:span text:style-name="T7">check-winner</text:span><text:span text:style-name="T11"> returns an integer to signify to the minimax algorithm which player, if any, is the winner. Similar to the representation of the board state, <text:s/>a return value of 1 by </text:span><text:span text:style-name="T7">check-winner</text:span><text:span text:style-name="T11"> signifies that the state is a win state for the computer, -1 as a win state for the player, and 0.1 as a draw state.</text:span></text:p>
      <text:p text:style-name="P8"><text:span text:style-name="T11"/></text:p>
      <text:p text:style-name="P8"><text:span text:style-name="T11">The other significant cluster of functions include those that implement the minimax algorithm. This includes </text:span><text:span text:style-name="T7">mmax, mmin, </text:span><text:span text:style-name="T11">and </text:span><text:span text:style-name="T7">generate-suc</text:span><text:span text:style-name="T11">. </text:span><text:span text:style-name="T8">Generate-suc</text:span><text:span text:style-name="T12"> is the method that is used to generate the successor states to a given state, or possible moves one could make given a board state. A current state is passed to the function, along with the player who's turn it is to make the next move. The function simply loops over all possible slots in the current board state. If a slot is empty, a deep-copy of the state is created, the turn-taking player's mark is inserted into the empty slot, and this new, altered state is collected in a list of possible states to be returned. </text:span></text:p>
      <text:p text:style-name="P8"><text:span text:style-name="T12"/></text:p>
      <text:p text:style-name="P9"><text:span text:style-name="T11">An interesting side-note that I think is relevant at this point relates to the difficulty I had creating this function. I initially thought that the generation of successors would not be a difficult or time consuming phase of this project, but I ran into a bug developing this function that took far too long to catch. After much research and experimentation, I discovered that the reason my prototype function was not working as intended was that I was not truly creating a </text:span><text:span text:style-name="T10">deep-copy</text:span><text:span text:style-name="T6"> </text:span><text:span text:style-name="T11">of the list when generating new states to be returned. I was using lisp's copy list function, I read from the documentation that this function generates a copy of list with new symbols. I assumed that would do exactly what I needed, which it did not. Instead, I realized that even when altered a copied state, the main board state was being altered as well, which obviously had unintended consequences. After some digging, I realized that the problem was that the </text:span><text:span text:style-name="T7">copy-list</text:span><text:span text:style-name="T11"> function was only creating new symbols; however, these new symbols still pointed to the same elements that made up the base board state. <text:s/>I came across the solution that did what I needed: I needed to use the </text:span><text:span text:style-name="T7">copy-tree</text:span><text:span text:style-name="T11"> function, which actually gave me new elements, so that I could alter the copied lists without affecting the state </text:span><text:span text:style-name="T13">from which</text:span><text:span text:style-name="T11"> it was copied from </text:span><text:soft-page-break/><text:span text:style-name="T11">originally.</text:span></text:p>
      <text:p text:style-name="P9"><text:span text:style-name="T11"/></text:p>
      <text:p text:style-name="P14"><text:span text:style-name="T13">T</text:span><text:span text:style-name="T15">his</text:span><text:span text:style-name="T13"> list of successor states that is generated by the </text:span><text:span text:style-name="T9">generate-suc</text:span><text:span text:style-name="T13"> function is received by the </text:span><text:span text:style-name="T9">mmax </text:span><text:span text:style-name="T13">and </text:span><text:span text:style-name="T9">mmin</text:span><text:span text:style-name="T13"> functions. They work closely together, in alternating recursion. That is, each function calls the other. In fact, each function usually calls the other multiple times, on each successor to the state passed in. This is why the search tree can get too large to be computable very quickly with games more complex than tic-tac-toe. </text:span><text:span text:style-name="T14">As any recursion must, both of these functions first check if a base state is reached. In this case, such a base state is an end state of the game, determined by the previously discussed check winner function. A pair of values is then returned. In this base case, it returns the state itself, the end state, and a numeric indicator of the winner, -1, 1, or 0.1.</text:span></text:p>
      <text:p text:style-name="P14"><text:span text:style-name="T14"/></text:p>
      <text:p text:style-name="P14"><text:span text:style-name="T14">If the base state is not reached, the opposite method is called on all of the successors of the passed in state. In this case, the return values are the state which returned either the maximum value (in mmax), or minimum value (in mmin), and that minimum or maximum value. This represents the successor path that will most </text:span><text:span text:style-name="T15">likely</text:span><text:span text:style-name="T14"> result in a computer victory (mmax), or a logical opponent is </text:span><text:span text:style-name="T15">likely</text:span><text:span text:style-name="T14"> to make (mmin). When selecting a computer's move, the current board state is simply passed to mmax, as it is the computer's turn to make a move. The pair of values that are returned are the state of the board after the computer has made its move, and a value that represents </text:span><text:span text:style-name="T15">the computer's predicted outcome assuming his opponent plays perfectly after that point.</text:span></text:p>
      <text:p text:style-name="P14"><text:span text:style-name="T15"/></text:p>
      <text:p text:style-name="P13"><text:span text:style-name="T15">T</text:span><text:span text:style-name="T11">hese two discussed clusters of functions perform most of the significant computations in the project. There are many other functions, but they generally do things such as control the game flow, and create the text-based UI for the player to see, and listen for input from the player. </text:span></text:p>
      <text:p text:style-name="P13"><text:span text:style-name="T11"/></text:p>
      <text:p text:style-name="P13"><text:span text:style-name="T11">One interesting decision I had to make regarding the implementation of this program relates to the idea of Alpha-Beta pruning. I had come across this method when researching the minimax algorithm, and again when it was briefly brought up in class. Essentially, </text:span><text:span text:style-name="T16">Alpha-Beta pruning involves not always evaluating every possible move to the end state, as my program does, but terminating evaluation when it can be determined that such a path will not be followed. I decided not to implement this type of my pruning into my program both because I didn't feel that it was necessary from a time perspective, and that it would require extra overhead in the algorithm that I was trying to avoid. Even when the computer is selecting a move from the blank state, which has by far the most computations for the computer to make, it comes up with a solution in about a second, and near instantaneously for any other </text:span><text:soft-page-break/><text:span text:style-name="T16">state. For this reason, I didn't put a priority on cutting down this computation times. However, if this program were to be expanded to play a game such as connect-four, then Alpha-Beta pruning would be something that I would look further into to cut down on computations. </text:span></text:p>
      <text:p text:style-name="P13"><text:span text:style-name="T16"/></text:p>
      <text:p text:style-name="P13"><text:span text:style-name="T16"/></text:p>
      <text:p text:style-name="P13"><text:span text:style-name="T11"/></text:p>
      <text:p text:style-name="P10"><text:span text:style-name="T10">Usage Instructions</text:span></text:p>
      <text:p text:style-name="P10"><text:span text:style-name="T11"/></text:p>
      <text:p text:style-name="P11"><text:span text:style-name="T11">Once the project is fully compiled, there are two main functions that can be called to begin the game. Call either </text:span><text:span text:style-name="T7">main-player-first</text:span><text:span text:style-name="T11">, or </text:span><text:span text:style-name="T7">main-comp first.</text:span><text:span text:style-name="T11"> They function identically, except whether the player or the computer makes the first move. No parameters are required. When it is the player's turn, the program will display the current state of the board, an input key, and a message telling the player it is his turn. At this point, the program will be listening for input from the player. Use the key to type an integer into standard input to represent the space at which you would like to make your move, and press enter. If it is a legal move, the computer will take its turn. If it is not a legal move, such as an attempt to mark a space that is already marked, the program will display a message telling the player that such a move is not legal, and listen for another move. When it is the computer's turn, the computer will decide which space it would like to mark, and display the updated board state to the player so he can see where the computer has chosen to mark. When the game is over, the system will display a message telling the player the game is over, display the final board state, and terminate the program.</text:span></text:p>
      <text:p text:style-name="P11"><text:span text:style-name="T11"/></text:p>
      <text:p text:style-name="P11"/>
      <text:p text:style-name="P15"/>
      <text:p text:style-name="P11"><text:span text:style-name="T11"/></text:p>
      <text:p text:style-name="P11"><text:span text:style-name="T11"/></text:p>
      <text:p text:style-name="P12"><text:span text:style-name="T11">Overall, I think that this project was quite the learning experience for me. Not only did I get the chance to put AI algorithms into practice from scratch, but I feel like this project, and this class in general, really helped me learn a different type of programming as an alternative to the object-oriented model that has been pushed so hard in nearly every other class I have taken. I especially feel familiar with lisp after finishing the class, but I am confident that the principles I have learned here will easily allow me to pick up other types of functional and symbolic programm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9:08:34.560000000</meta:creation-date>
    <dc:date>2016-03-12T22:16:17.605000000</dc:date>
    <meta:editing-duration>PT51M9S</meta:editing-duration>
    <meta:editing-cycles>3</meta:editing-cycles>
    <meta:generator>LibreOffice/5.0.1.2$Windows_x86 LibreOffice_project/81898c9f5c0d43f3473ba111d7b351050be20261</meta:generator>
    <meta:document-statistic meta:table-count="0" meta:image-count="0" meta:object-count="0" meta:page-count="5" meta:paragraph-count="21" meta:word-count="2060" meta:character-count="11833" meta:non-whitespace-character-count="9786"/>
  </office:meta>
</office:document-meta>
</file>